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399cm"/>
    </style:style>
    <style:style style:name="Tableau1.B" style:family="table-column">
      <style:table-column-properties style:column-width="3.403cm"/>
    </style:style>
    <style:style style:name="Tableau1.E" style:family="table-column">
      <style:table-column-properties style:column-width="3.413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f40be" officeooo:paragraph-rsid="000f40be"/>
    </style:style>
    <style:style style:name="P2" style:family="paragraph" style:parent-style-name="Table_20_Contents">
      <style:text-properties officeooo:rsid="00110f2a" officeooo:paragraph-rsid="00110f2a"/>
    </style:style>
    <style:style style:name="P3" style:family="paragraph" style:parent-style-name="Table_20_Contents">
      <style:text-properties officeooo:rsid="00110f2a" officeooo:paragraph-rsid="0012f7d0"/>
    </style:style>
    <style:style style:name="P4" style:family="paragraph" style:parent-style-name="Table_20_Contents">
      <style:text-properties officeooo:rsid="00110f2a" officeooo:paragraph-rsid="00147192"/>
    </style:style>
    <style:style style:name="P5" style:family="paragraph" style:parent-style-name="Table_20_Contents">
      <style:text-properties officeooo:rsid="00110f2a" officeooo:paragraph-rsid="0021e453"/>
    </style:style>
    <style:style style:name="P6" style:family="paragraph" style:parent-style-name="Table_20_Contents">
      <style:text-properties officeooo:rsid="00110f2a" officeooo:paragraph-rsid="002a3b0b"/>
    </style:style>
    <style:style style:name="P7" style:family="paragraph" style:parent-style-name="Table_20_Contents">
      <style:text-properties style:font-name="monospace" officeooo:paragraph-rsid="00173da4"/>
    </style:style>
    <style:style style:name="P8" style:family="paragraph" style:parent-style-name="Table_20_Contents">
      <style:text-properties style:font-name="monospace" officeooo:paragraph-rsid="0019da8f"/>
    </style:style>
    <style:style style:name="P9" style:family="paragraph" style:parent-style-name="Table_20_Contents">
      <style:text-properties style:font-name="monospace" officeooo:paragraph-rsid="001d4103"/>
    </style:style>
    <style:style style:name="P10" style:family="paragraph" style:parent-style-name="Table_20_Contents">
      <style:text-properties style:font-name="monospace" officeooo:rsid="001e4a88" officeooo:paragraph-rsid="001e4a88"/>
    </style:style>
    <style:style style:name="P11" style:family="paragraph" style:parent-style-name="Table_20_Contents">
      <style:text-properties style:font-name="monospace" officeooo:rsid="001e4a88" officeooo:paragraph-rsid="0025e6a6"/>
    </style:style>
    <style:style style:name="P12" style:family="paragraph" style:parent-style-name="Table_20_Contents">
      <style:text-properties style:font-name="monospace" officeooo:rsid="00173da4" officeooo:paragraph-rsid="00173da4"/>
    </style:style>
    <style:style style:name="P13" style:family="paragraph" style:parent-style-name="Table_20_Contents">
      <style:text-properties style:font-name="monospace" officeooo:rsid="0018be04" officeooo:paragraph-rsid="0019da8f"/>
    </style:style>
    <style:style style:name="P14" style:family="paragraph" style:parent-style-name="Table_20_Contents">
      <style:text-properties style:font-name="monospace" officeooo:rsid="001fee1d" officeooo:paragraph-rsid="001fee1d"/>
    </style:style>
    <style:style style:name="P15" style:family="paragraph" style:parent-style-name="Table_20_Contents">
      <style:text-properties style:font-name="monospace" officeooo:paragraph-rsid="001e4a88"/>
    </style:style>
    <style:style style:name="P16" style:family="paragraph" style:parent-style-name="Table_20_Contents">
      <style:text-properties officeooo:rsid="001fee1d" officeooo:paragraph-rsid="001fee1d"/>
    </style:style>
    <style:style style:name="P17" style:family="paragraph" style:parent-style-name="Table_20_Contents">
      <style:text-properties fo:color="#000000" style:font-name="monospace" officeooo:paragraph-rsid="00173da4" fo:background-color="#ffffff"/>
    </style:style>
    <style:style style:name="P18" style:family="paragraph" style:parent-style-name="Table_20_Contents">
      <style:text-properties fo:color="#000000" style:font-name="monospace" officeooo:rsid="001e4a88" officeooo:paragraph-rsid="001d4103" fo:background-color="#ffffff"/>
    </style:style>
    <style:style style:name="P19" style:family="paragraph" style:parent-style-name="Table_20_Contents">
      <style:text-properties fo:color="#000000" style:font-name="monospace" officeooo:rsid="001bcbe7" officeooo:paragraph-rsid="001bcbe7" fo:background-color="#ffffff"/>
    </style:style>
    <style:style style:name="P20" style:family="paragraph" style:parent-style-name="Table_20_Contents">
      <style:text-properties officeooo:rsid="0022e74d" officeooo:paragraph-rsid="0022e74d"/>
    </style:style>
    <style:style style:name="P21" style:family="paragraph" style:parent-style-name="Table_20_Contents">
      <style:text-properties officeooo:rsid="0023cc2b" officeooo:paragraph-rsid="0023cc2b"/>
    </style:style>
    <style:style style:name="P22" style:family="paragraph" style:parent-style-name="Table_20_Contents">
      <style:text-properties officeooo:rsid="002a3b0b" officeooo:paragraph-rsid="002a3b0b"/>
    </style:style>
    <style:style style:name="P23" style:family="paragraph" style:parent-style-name="Standard">
      <style:paragraph-properties fo:text-align="center" style:justify-single-word="false"/>
      <style:text-properties fo:font-weight="bold" officeooo:rsid="000f40be" officeooo:paragraph-rsid="000f40be" style:font-weight-asian="bold" style:font-weight-complex="bold"/>
    </style:style>
    <style:style style:name="P24" style:family="paragraph" style:parent-style-name="Standard">
      <style:text-properties officeooo:rsid="0026e7e6" officeooo:paragraph-rsid="0026e7e6"/>
    </style:style>
    <style:style style:name="P25" style:family="paragraph" style:parent-style-name="Standard">
      <style:paragraph-properties fo:text-align="center" style:justify-single-word="false"/>
      <style:text-properties fo:font-weight="bold" officeooo:rsid="000f40be" officeooo:paragraph-rsid="000f40be" style:font-weight-asian="bold" style:font-weight-complex="bold"/>
    </style:style>
    <style:style style:name="P26" style:family="paragraph" style:parent-style-name="Standard">
      <style:paragraph-properties fo:text-align="center" style:justify-single-word="false"/>
      <style:text-properties fo:font-weight="bold" officeooo:rsid="002b92d8" officeooo:paragraph-rsid="002b92d8" style:font-weight-asian="bold" style:font-weight-complex="bold"/>
    </style:style>
    <style:style style:name="P27" style:family="paragraph" style:parent-style-name="Standard">
      <style:paragraph-properties fo:text-align="center" style:justify-single-word="false" style:border-line-width-bottom="0.012cm 0.012cm 0.012cm" fo:padding="0.074cm" fo:border-left="none" fo:border-right="none" fo:border-top="none" fo:border-bottom="0.99pt double #000000" style:join-border="false"/>
      <style:text-properties fo:font-weight="bold" officeooo:rsid="002af04c" officeooo:paragraph-rsid="002af04c" style:font-weight-asian="bold" style:font-weight-complex="bold"/>
    </style:style>
    <style:style style:name="P28" style:family="paragraph" style:parent-style-name="Standard">
      <style:paragraph-properties fo:text-align="center" style:justify-single-word="false" style:border-line-width-bottom="0.012cm 0.012cm 0.012cm" fo:padding="0.074cm" fo:border-left="none" fo:border-right="none" fo:border-top="none" fo:border-bottom="0.99pt double #000000" style:join-border="false"/>
      <style:text-properties style:font-name="monospace" officeooo:paragraph-rsid="002af04c"/>
    </style:style>
    <style:style style:name="P29" style:family="paragraph" style:parent-style-name="Standard">
      <style:paragraph-properties fo:text-align="center" style:justify-single-word="false" style:border-line-width-bottom="0.012cm 0.012cm 0.012cm" fo:padding="0.074cm" fo:border-left="none" fo:border-right="none" fo:border-top="none" fo:border-bottom="0.99pt double #000000" style:join-border="false"/>
      <style:text-properties style:font-name="monospace" officeooo:paragraph-rsid="002b92d8"/>
    </style:style>
    <style:style style:name="T1" style:family="text">
      <style:text-properties officeooo:rsid="0012f7d0"/>
    </style:style>
    <style:style style:name="T2" style:family="text">
      <style:text-properties fo:color="#000000" fo:font-weight="bold" fo:background-color="#ffffff" loext:char-shading-value="0"/>
    </style:style>
    <style:style style:name="T3" style:family="text">
      <style:text-properties fo:color="#000000" fo:font-weight="bold" officeooo:rsid="002af04c" fo:background-color="#ffffff" loext:char-shading-value="0" style:font-weight-asian="bold" style:font-weight-complex="bold"/>
    </style:style>
    <style:style style:name="T4" style:family="text">
      <style:text-properties fo:color="#000000" fo:background-color="#ffffff" loext:char-shading-value="0"/>
    </style:style>
    <style:style style:name="T5" style:family="text">
      <style:text-properties fo:color="#000000" officeooo:rsid="0015cf71" fo:background-color="#ffffff" loext:char-shading-value="0"/>
    </style:style>
    <style:style style:name="T6" style:family="text">
      <style:text-properties fo:color="#000000" officeooo:rsid="001e4a88" fo:background-color="#ffffff" loext:char-shading-value="0"/>
    </style:style>
    <style:style style:name="T7" style:family="text">
      <style:text-properties fo:color="#000000" officeooo:rsid="0023cc2b" fo:background-color="#ffffff" loext:char-shading-value="0"/>
    </style:style>
    <style:style style:name="T8" style:family="text">
      <style:text-properties fo:color="#000000" officeooo:rsid="0025af17" fo:background-color="#ffffff" loext:char-shading-value="0"/>
    </style:style>
    <style:style style:name="T9" style:family="text">
      <style:text-properties fo:color="#000000" officeooo:rsid="0025e6a6" fo:background-color="#ffffff" loext:char-shading-value="0"/>
    </style:style>
    <style:style style:name="T10" style:family="text">
      <style:text-properties fo:color="#000000" officeooo:rsid="002b92d8" fo:background-color="#ffffff" loext:char-shading-value="0"/>
    </style:style>
    <style:style style:name="T11" style:family="text">
      <style:text-properties fo:color="#54ff54" fo:font-weight="bold" fo:background-color="#ffffff" loext:char-shading-value="0"/>
    </style:style>
    <style:style style:name="T12" style:family="text">
      <style:text-properties fo:color="#5454ff" fo:background-color="#ffffff" loext:char-shading-value="0"/>
    </style:style>
    <style:style style:name="T13" style:family="text">
      <style:text-properties officeooo:rsid="00147192"/>
    </style:style>
    <style:style style:name="T14" style:family="text">
      <style:text-properties officeooo:rsid="0019da8f"/>
    </style:style>
    <style:style style:name="T15" style:family="text">
      <style:text-properties officeooo:rsid="001ee510"/>
    </style:style>
    <style:style style:name="T16" style:family="text">
      <style:text-properties officeooo:rsid="0025af17"/>
    </style:style>
    <style:style style:name="T17" style:family="text">
      <style:text-properties officeooo:rsid="0025e6a6"/>
    </style:style>
    <style:style style:name="T18" style:family="text">
      <style:text-properties officeooo:rsid="002a3b0b"/>
    </style:style>
    <style:style style:name="T19" style:family="text">
      <style:text-properties fo:font-weight="bold" officeooo:rsid="002af04c"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PCi7</text:p>
      <text:p text:style-name="P23"/>
      <text:p text:style-name="P27">≡==</text:p>
      <text:p text:style-name="P27">05/9/2020</text:p>
      <text:p text:style-name="P28"><text:span text:style-name="T3">IPC_sansTransfer_allCycles_integer.lus </text:span></text:p>
      <text:p text:style-name="P28"><text:span text:style-name="T3">P1= ((e28=e29) or (e28=e29+1)) and (   (pre e29=0) and e29=1 =&gt; (pre e28 =1)   ); <text:line-break/><text:line-break/>P2= ((pre e29=0) and (e29=1)) =&gt;     (pre pre   e28)=1;  -- m pre  <text:line-break/>P2_bis= ((pre e29=0) and (e29=1)) =&gt; (pre pre pre  e28)=1; --m+1 pre <text:line-break/><text:line-break/>P3= ((pre e29=0) and (e29=1) )=&gt;     (pre pre pre pre pre pre pre   e28)=0; -- M+1  <text:line-break/>pre <text:line-break/>P3_bis= ((pre e29=0) and (e29=1)) =&gt; (pre pre pre pre pre pre  e28)=0; -- M pre <text:line-break/><text:line-break/>P4= e21-e22&lt;=2 ;--v=2; <text:line-break/>P4_bis=  e21-e22&lt;= 1;<text:line-break/> </text:span></text:p>
      <text:p text:style-name="P29"><text:span text:style-name="T3"><text:s/>05/9/2020 <text:s text:c="2"/></text:span><text:span text:style-name="T19"><text:line-break/></text:span><text:span text:style-name="T4">IPC_pipeline2_allCycles_integer.lus <text:s/></text:span></text:p>
      <text:p text:style-name="P29"><text:span text:style-name="T4"><text:s/>P1= ((e28=e29) or (e28=e29+1)) and (   (pre e29=0) and e29=1 =&gt; (pre e28 =1)   ); <text:line-break/><text:line-break/>P2= (pre e29=0) and (e29=1) =&gt;     (pre pre pre pre  pre        e28)=1;  -- m=5 <text:line-break/>P2_bis= (pre e29=0) and (e29=1) =&gt; (pre pre pre pre  pre  pre   e28)=1; --m+1 pre <text:line-break/><text:line-break/>P3= (pre e29=0) and (e29=1) =&gt;     (pre pre pre pre pre pre pre pre pre  e28)=0; -- <text:line-break/>M+1=9 pre <text:line-break/>P3_bis= (pre e29=0) and (e29=1) =&gt; (pre pre pre pre pre pre pre pre      e28)=0; -- <text:line-break/>M pre <text:line-break/><text:line-break/>P4= e21-e22&lt;=3 ;--v=3; <text:line-break/>P4_bis=  e21-e22&lt;= 2;<text:line-break/><text:line-break/></text:span><text:line-break/></text:p>
      <text:p text:style-name="P27"/>
      <text:p text:style-name="P27"/>
      <text:p text:style-name="P26">previous date</text:p>
      <text:p text:style-name="P23"/>
      <table:table table:name="Tableau1" table:style-name="Tableau1">
        <table:table-column table:style-name="Tableau1.A"/>
        <table:table-column table:style-name="Tableau1.B"/>
        <table:table-column table:style-name="Tableau1.A" table:number-columns-repeated="2"/>
        <table:table-column table:style-name="Tableau1.E"/>
        <table:table-row>
          <table:table-cell table:style-name="Tableau1.A1" office:value-type="string">
            <text:p text:style-name="P5"><text:s text:c="2"/></text:p>
          </table:table-cell>
          <table:table-cell table:style-name="Tableau1.A1" office:value-type="string">
            <text:p text:style-name="P2"><text:s/></text:p>
          </table:table-cell>
          <table:table-cell table:style-name="Tableau1.A1" office:value-type="string">
            <text:p text:style-name="P6">IPC_pipeline.<text:span text:style-name="T18">xml</text:span></text:p>
            <text:p text:style-name="P6"><text:soft-page-break/></text:p>
            <text:p text:style-name="P22">avec input </text:p>
          </table:table-cell>
          <table:table-cell table:style-name="Tableau1.A1" office:value-type="string">
            <text:p text:style-name="P3">copieIPC_pipeline<text:soft-page-break/><text:span text:style-name="T1">2</text:span>_allCycles_integer.lus </text:p>
            <text:p text:style-name="P3"/>
            <text:p text:style-name="P21">on a enlever le input.</text:p>
          </table:table-cell>
          <table:table-cell table:style-name="Tableau1.E1" office:value-type="string">
            <text:p text:style-name="P4">copieIPC_pipeline<text:soft-page-break/><text:span text:style-name="T15">3</text:span>_<text:span text:style-name="T13">merged</text:span>Cycles_integer.lus </text:p>
          </table:table-cell>
        </table:table-row>
        <table:table-row>
          <table:table-cell table:style-name="Tableau1.A2" office:value-type="string">
            <text:p text:style-name="Table_20_Contents"/>
          </table:table-cell>
          <table:table-cell table:style-name="Tableau1.A2" office:value-type="string">
            <text:p text:style-name="P2"><text:bookmark-start text:name="__DdeLink__7148_1806793613"/><text:s/><text:bookmark-end text:name="__DdeLink__7148_1806793613"/><text:span text:style-name="T13">deadlock</text:span></text:p>
          </table:table-cell>
          <table:table-cell table:style-name="Tableau1.A2" office:value-type="string">
            <text:p text:style-name="P3"/>
          </table:table-cell>
          <table:table-cell table:style-name="Tableau1.A2" office:value-type="string">
            <text:p text:style-name="P3">IPC_pipeline<text:span text:style-name="T1">2</text:span>.xml</text:p>
          </table:table-cell>
          <table:table-cell table:style-name="Tableau1.E2" office:value-type="string">
            <text:p text:style-name="Table_20_Contents"/>
          </table:table-cell>
        </table:table-row>
        <table:table-row>
          <table:table-cell table:style-name="Tableau1.A2" office:value-type="string">
            <text:p text:style-name="P16"><text:s/></text:p>
            <text:p text:style-name="P16"/>
            <text:p text:style-name="P14"><text:span text:style-name="T4"><text:s/></text:span><text:line-break/></text:p>
            <text:p text:style-name="P16"/>
            <text:p text:style-name="P16"/>
          </table:table-cell>
          <table:table-cell table:style-name="Tableau1.A2" office:value-type="string">
            <text:p text:style-name="P1"/>
            <text:p text:style-name="P1"/>
            <text:p text:style-name="P1"><text:s/><text:span text:style-name="T14">51.54</text:span></text:p>
          </table:table-cell>
          <table:table-cell table:style-name="Tableau1.A2" office:value-type="string">
            <text:p text:style-name="P7">L<text:span text:style-name="T18">es temps CPU débordent</text:span></text:p>
          </table:table-cell>
          <table:table-cell table:style-name="Tableau1.A2" office:value-type="string">
            <text:p text:style-name="P7"><text:span text:style-name="T2">&lt;</text:span><text:span text:style-name="T11">Success</text:span><text:span text:style-name="T2">&gt;</text:span><text:span text:style-name="T4"> Property </text:span><text:span text:style-name="T12">P1</text:span><text:span text:style-name="T4"> </text:span><text:span text:style-name="T8">298.544</text:span><text:span text:style-name="T4">. </text:span></text:p>
            <text:p text:style-name="P17"/>
            <text:p text:style-name="P15"><text:span text:style-name="T5">P</text:span><text:span text:style-name="T6">2 : </text:span><text:span text:style-name="T8">798.456</text:span><text:span text:style-name="T7">.087s.<text:line-break/></text:span></text:p>
            <text:p text:style-name="P9"><text:span text:style-name="T5">P</text:span><text:span text:style-name="T6">2_bis :</text:span><text:span text:style-name="T9">ok </text:span><text:span text:style-name="T8">false </text:span><text:span text:style-name="T9">after 0.323</text:span></text:p>
            <text:p text:style-name="P18"/>
            <text:p text:style-name="P19">P3 : <text:s/><text:span text:style-name="T16">865.72f2</text:span></text:p>
            <text:p text:style-name="P11">P3_bis :<text:span text:style-name="T17">ok false </text:span><text:span text:style-name="T9">after 0.522</text:span></text:p>
            <text:p text:style-name="P10"/>
            <text:p text:style-name="P12">P4 : <text:span text:style-name="T16">1244.361</text:span></text:p>
            <text:p text:style-name="P13">P4_bis : 0.223</text:p>
            <text:p text:style-name="P8"><text:line-break/><text:line-break/></text:p>
          </table:table-cell>
          <table:table-cell table:style-name="Tableau1.E2" office:value-type="string">
            <text:p text:style-name="P20">Les proriétés ne s’appretent pas à cette version mergedCycles</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
      <text:p text:style-name="Standard"/>
      <text:p text:style-name="Standard"/>
      <text:p text:style-name="P24">------------------</text:p>
      <text:p text:style-name="P24">node top (_: bool) returns (e1, e2, e3, e4, e5, e6, e7, e8, e9, e10, e11, e13, e14, e15, e16, e18, e19, e20, e17, e21, e22, e28, e29, P1nbrFired, W1nbrFired, P2nbrFired, W2nbrFired, T1nbrFired, T2nbrFired, R1nbrFired, R2nbrFired, CnbrFired, C2nbrFired, puit1nbrFired, puit4nbrFired: int);</text:p>
      <text:p text:style-name="P24"/>
      <text:p text:style-name="P24">-------------- Les variables -------------- </text:p>
      <text:p text:style-name="P24"/>
      <text:p text:style-name="P24">var</text:p>
      <text:p text:style-name="P24"/>
      <text:p text:style-name="P24">e1_C, e1_P: int; </text:p>
      <text:p text:style-name="P24">e2_C, e2_P: int; </text:p>
      <text:p text:style-name="P24">e3_C, e3_P: int; </text:p>
      <text:p text:style-name="P24">e4_C, e4_P: int; </text:p>
      <text:p text:style-name="P24">e5_C, e5_P: int; </text:p>
      <text:p text:style-name="P24"><text:soft-page-break/>e6_C, e6_P: int; </text:p>
      <text:p text:style-name="P24">e7_C, e7_P: int; </text:p>
      <text:p text:style-name="P24">e8_C, e8_P: int; </text:p>
      <text:p text:style-name="P24">e9_C, e9_P: int; </text:p>
      <text:p text:style-name="P24">e10_C, e10_P: int; </text:p>
      <text:p text:style-name="P24">e11_C, e11_P: int; </text:p>
      <text:p text:style-name="P24">e13_C, e13_P: int; </text:p>
      <text:p text:style-name="P24">e14_C, e14_P: int; </text:p>
      <text:p text:style-name="P24">e15_C, e15_P: int; </text:p>
      <text:p text:style-name="P24">e16_C, e16_P: int; </text:p>
      <text:p text:style-name="P24">e18_C, e18_P: int; </text:p>
      <text:p text:style-name="P24">e19_C, e19_P: int; </text:p>
      <text:p text:style-name="P24">e20_C, e20_P: int; </text:p>
      <text:p text:style-name="P24">e17_C, e17_P: int; </text:p>
      <text:p text:style-name="P24">e21_C, e21_P: int; </text:p>
      <text:p text:style-name="P24">e22_C, e22_P: int; </text:p>
      <text:p text:style-name="P24">e28_C, e28_P: int; </text:p>
      <text:p text:style-name="P24">e29_C, e29_P: int; </text:p>
      <text:p text:style-name="P24">positiveValues, P1, P2, P2_bis , P3, P3_bis , P4, P4_bis : bool;</text:p>
      <text:p text:style-name="P24"/>
      <text:p text:style-name="P24"/>
      <text:p text:style-name="P24">let</text:p>
      <text:p text:style-name="P24"/>
      <text:p text:style-name="P24">e1 = e1_I -&gt; pre <text:s/>( <text:s/>( e1-e1_C)+ e1_P);</text:p>
      <text:p text:style-name="P24">e2 = e2_I -&gt; pre <text:s/>( <text:s/>( e2-e2_C)+ e2_P);</text:p>
      <text:p text:style-name="P24">e3 = e3_I -&gt; pre <text:s/>( <text:s/>( e3-e3_C)+ e3_P);</text:p>
      <text:p text:style-name="P24">e4 = e4_I -&gt; pre <text:s/>( <text:s/>( e4-e4_C)+ e4_P);</text:p>
      <text:p text:style-name="P24">e5 = e5_I -&gt; pre <text:s/>( <text:s/>( e5-e5_C)+ e5_P);</text:p>
      <text:p text:style-name="P24">e6 = e6_I -&gt; pre <text:s/>( <text:s/>( e6-e6_C)+ e6_P);</text:p>
      <text:p text:style-name="P24">e7 = e7_I -&gt; pre <text:s/>( <text:s/>( e7-e7_C)+ e7_P);</text:p>
      <text:p text:style-name="P24">e8 = e8_I -&gt; pre <text:s/>( <text:s/>( e8-e8_C)+ e8_P);</text:p>
      <text:p text:style-name="P24">e9 = e9_I -&gt; pre <text:s/>( <text:s/>( e9-e9_C)+ e9_P);</text:p>
      <text:p text:style-name="P24">e10 = e10_I -&gt; pre <text:s/>( <text:s/>( e10-e10_C)+ e10_P);</text:p>
      <text:p text:style-name="P24">e11 = e11_I -&gt; pre <text:s/>( <text:s/>( e11-e11_C)+ e11_P);</text:p>
      <text:p text:style-name="P24">e13 = e13_I -&gt; pre <text:s/>( <text:s/>( e13-e13_C)+ e13_P);</text:p>
      <text:p text:style-name="P24">e14 = e14_I -&gt; pre <text:s/>( <text:s/>( e14-e14_C)+ e14_P);</text:p>
      <text:p text:style-name="P24">e15 = e15_I -&gt; pre <text:s/>( <text:s/>( e15-e15_C)+ e15_P);</text:p>
      <text:p text:style-name="P24">e16 = e16_I -&gt; pre <text:s/>( <text:s/>( e16-e16_C)+ e16_P);</text:p>
      <text:p text:style-name="P24">e18 = e18_I -&gt; pre <text:s/>( <text:s/>( e18-e18_C)+ e18_P);</text:p>
      <text:p text:style-name="P24">e19 = e19_I -&gt; pre <text:s/>( <text:s/>( e19-e19_C)+ e19_P);</text:p>
      <text:p text:style-name="P24">e20 = e20_I -&gt; pre <text:s/>( <text:s/>( e20-e20_C)+ e20_P);</text:p>
      <text:p text:style-name="P24">e17 = e17_I -&gt; pre <text:s/>( <text:s/>( e17-e17_C)+ e17_P);</text:p>
      <text:p text:style-name="P24">e21 = e21_I -&gt; pre <text:s/>( <text:s/>( e21-e21_C)+ e21_P);</text:p>
      <text:p text:style-name="P24">e22 = e22_I -&gt; pre <text:s/>( <text:s/>( e22-e22_C)+ e22_P);</text:p>
      <text:p text:style-name="P24">e28 = e28_I -&gt; pre <text:s/>( <text:s/>( e28-e28_C)+ e28_P);</text:p>
      <text:p text:style-name="P24">e29 = e29_I -&gt; pre <text:s/>( <text:s/>( e29-e29_C)+ e29_P);</text:p>
      <text:p text:style-name="P24"/>
      <text:p text:style-name="P24"/>
      <text:p text:style-name="P24"/>
      <text:p text:style-name="P24">(e1_C, e2_P, e21_P, P1nbrFired) = P1(e1);</text:p>
      <text:p text:style-name="P24">(e2_C, e5_C, e3_P, e6_P, W1nbrFired) = W1(e2, e5);</text:p>
      <text:p text:style-name="P24">(e3_C, e4_P, P2nbrFired) = P2(e3);</text:p>
      <text:p text:style-name="P24"><text:soft-page-break/>(e4_C, e7_C, e1_P, e8_P, W2nbrFired) = W2(e4, e7);</text:p>
      <text:p text:style-name="P24">(e6_C, e9_C, e15_C, e5_P, e10_P, e11_P, T1nbrFired) = T1(e6, e9, e15);</text:p>
      <text:p text:style-name="P24">(e8_C, e10_C, e14_C, e7_P, e9_P, e13_P, T2nbrFired) = T2(e8, e10, e14);</text:p>
      <text:p text:style-name="P24">(e11_C, e17_C, e14_P, e28_P, R1nbrFired) = R1(e11, e17);</text:p>
      <text:p text:style-name="P24">(e13_C, e15_P, e16_P, e29_P, R2nbrFired) = R2(e13);</text:p>
      <text:p text:style-name="P24">(e16_C, e18_C, e20_C, e18_P, e19_P, CnbrFired) = C(e16, e18, e20);</text:p>
      <text:p text:style-name="P24">(e19_C, e20_P, e17_P, e22_P, C2nbrFired) = C2(e19);</text:p>
      <text:p text:style-name="P24">(e21_C, e22_C, puit1nbrFired) = puit1(e21, e22);</text:p>
      <text:p text:style-name="P24">(e28_C, e29_C, puit4nbrFired) = puit4(e28, e29);</text:p>
      <text:p text:style-name="P24"/>
      <text:p text:style-name="P24"/>
      <text:p text:style-name="P24">positiveValues = ( e1&gt;= <text:s text:c="2"/>0) </text:p>
      <text:p text:style-name="P24"><text:tab/>and <text:s/>( e2&gt;= <text:s text:c="2"/>0) </text:p>
      <text:p text:style-name="P24"><text:tab/>and <text:s/>( e3&gt;= <text:s text:c="2"/>0) </text:p>
      <text:p text:style-name="P24"><text:tab/>and <text:s/>( e4&gt;= <text:s text:c="2"/>0) </text:p>
      <text:p text:style-name="P24"><text:tab/>and <text:s/>( e5&gt;= <text:s text:c="2"/>0) </text:p>
      <text:p text:style-name="P24"><text:tab/>and <text:s/>( e6&gt;= <text:s text:c="2"/>0) </text:p>
      <text:p text:style-name="P24"><text:tab/>and <text:s/>( e7&gt;= <text:s text:c="2"/>0) </text:p>
      <text:p text:style-name="P24"><text:tab/>and <text:s/>( e8&gt;= <text:s text:c="2"/>0) </text:p>
      <text:p text:style-name="P24"><text:tab/>and <text:s/>( e9&gt;= <text:s text:c="2"/>0) </text:p>
      <text:p text:style-name="P24"><text:tab/>and <text:s/>( e10&gt;= <text:s text:c="2"/>0) </text:p>
      <text:p text:style-name="P24"><text:tab/>and <text:s/>( e11&gt;= <text:s text:c="2"/>0) </text:p>
      <text:p text:style-name="P24"><text:tab/>and <text:s/>( e13&gt;= <text:s text:c="2"/>0) </text:p>
      <text:p text:style-name="P24"><text:tab/>and <text:s/>( e14&gt;= <text:s text:c="2"/>0) </text:p>
      <text:p text:style-name="P24"><text:tab/>and <text:s/>( e15&gt;= <text:s text:c="2"/>0) </text:p>
      <text:p text:style-name="P24"><text:tab/>and <text:s/>( e16&gt;= <text:s text:c="2"/>0) </text:p>
      <text:p text:style-name="P24"><text:tab/>and <text:s/>( e18&gt;= <text:s text:c="2"/>0) </text:p>
      <text:p text:style-name="P24"><text:tab/>and <text:s/>( e19&gt;= <text:s text:c="2"/>0) </text:p>
      <text:p text:style-name="P24"><text:tab/>and <text:s/>( e20&gt;= <text:s text:c="2"/>0) </text:p>
      <text:p text:style-name="P24"><text:tab/>and <text:s/>( e17&gt;= <text:s text:c="2"/>0) </text:p>
      <text:p text:style-name="P24"><text:tab/>and <text:s/>( e21&gt;= <text:s text:c="2"/>0) </text:p>
      <text:p text:style-name="P24"><text:tab/>and <text:s/>( e22&gt;= <text:s text:c="2"/>0) </text:p>
      <text:p text:style-name="P24"><text:tab/>and <text:s/>( e28&gt;= <text:s text:c="2"/>0) </text:p>
      <text:p text:style-name="P24"><text:tab/>and <text:s/>( e29&gt;= <text:s text:c="2"/>0) </text:p>
      <text:p text:style-name="P24"><text:tab/>and <text:s/>( P1nbrFired &gt;= 0) </text:p>
      <text:p text:style-name="P24"><text:tab/>and <text:s/>( W1nbrFired &gt;= 0) </text:p>
      <text:p text:style-name="P24"><text:tab/>and <text:s/>( P2nbrFired &gt;= 0) </text:p>
      <text:p text:style-name="P24"><text:tab/>and <text:s/>( W2nbrFired &gt;= 0) </text:p>
      <text:p text:style-name="P24"><text:tab/>and <text:s/>( T1nbrFired &gt;= 0) </text:p>
      <text:p text:style-name="P24"><text:tab/>and <text:s/>( T2nbrFired &gt;= 0) </text:p>
      <text:p text:style-name="P24"><text:tab/>and <text:s/>( R1nbrFired &gt;= 0) </text:p>
      <text:p text:style-name="P24"><text:tab/>and <text:s/>( R2nbrFired &gt;= 0) </text:p>
      <text:p text:style-name="P24"><text:tab/>and <text:s/>( CnbrFired &gt;= 0) </text:p>
      <text:p text:style-name="P24"><text:tab/>and <text:s/>( C2nbrFired &gt;= 0) </text:p>
      <text:p text:style-name="P24"><text:tab/>and <text:s/>( puit1nbrFired &gt;= 0) </text:p>
      <text:p text:style-name="P24"><text:tab/>and <text:s/>( puit4nbrFired &gt;= 0) ;</text:p>
      <text:p text:style-name="P24"/>
      <text:p text:style-name="P24">P1= ((e28=e29) or (e28=e29+1)) and ( <text:s text:c="2"/>(pre e29=0) and e29=1 =&gt; (pre e28 =1) <text:s text:c="2"/>);</text:p>
      <text:p text:style-name="P24"/>
      <text:p text:style-name="P24">P2= (pre e29=0) and (e29=1) =&gt; <text:s text:c="4"/>(pre pre pre pre <text:s/>pre <text:s/><text:tab/>e28)=1; <text:s/>-- m=5</text:p>
      <text:p text:style-name="P24">P2_bis= (pre e29=0) and (e29=1) =&gt; (pre pre pre pre <text:s/>pre <text:s/>pre <text:s text:c="2"/>e28)=1; --m+1 pre</text:p>
      <text:p text:style-name="P24"/>
      <text:p text:style-name="P24"><text:soft-page-break/>P3= (pre e29=0) and (e29=1) =&gt; <text:s text:c="4"/>(pre pre pre pre pre pre pre pre pre <text:s/>e28)=0; -- M+1=9 pre</text:p>
      <text:p text:style-name="P24">P3_bis= (pre e29=0) and (e29=1) =&gt; (pre pre pre pre pre pre pre pre <text:s text:c="5"/>e28)=0; -- M pre</text:p>
      <text:p text:style-name="P24"/>
      <text:p text:style-name="P24">P4= e21-e22&lt;=3 ;--v=3;</text:p>
      <text:p text:style-name="P24">P4_bis= <text:s/>e21-e22&lt;= 2;</text:p>
      <text:p text:style-name="P24"/>
      <text:p text:style-name="P24">--%MAIN;</text:p>
      <text:p text:style-name="P24"><text:s/></text:p>
      <text:p text:style-name="P24"><text:s/></text:p>
      <text:p text:style-name="P24"><text:s/></text:p>
      <text:p text:style-name="P24">---%PROPERTY <text:s/>"Ok, all variables are positive " <text:s/>positiveValues;</text:p>
      <text:p text:style-name="P24">--%PROPERTY <text:s/>"P1" P1;</text:p>
      <text:p text:style-name="P24"/>
      <text:p text:style-name="P24">---%PROPERTY <text:s/>"P2" P2;</text:p>
      <text:p text:style-name="P24">---%PROPERTY <text:s/>"P2_bis" P2_bis;</text:p>
      <text:p text:style-name="P24"/>
      <text:p text:style-name="P24">---%PROPERTY <text:s/>"P3" P3;</text:p>
      <text:p text:style-name="P24">---%PROPERTY <text:s/>"P3_bis" P3_bis;</text:p>
      <text:p text:style-name="P24"/>
      <text:p text:style-name="P24">---%PROPERTY <text:s/>"P4" P4;</text:p>
      <text:p text:style-name="P24">---%PROPERTY <text:s/>"P4_bis" P4_bis;</text:p>
      <text:p text:style-name="P24"><text:s/></text:p>
      <text:p text:style-name="P24"/>
      <text:p text:style-name="P24"/>
      <text:p text:style-name="P24">t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2T11:40:35.464299647</meta:creation-date>
    <dc:date>2020-09-05T14:32:05.179629218</dc:date>
    <meta:editing-duration>PT15H1M8S</meta:editing-duration>
    <meta:editing-cycles>18</meta:editing-cycles>
    <meta:generator>LibreOffice/5.1.6.2$Linux_X86_64 LibreOffice_project/10m0$Build-2</meta:generator>
    <meta:document-statistic meta:table-count="1" meta:image-count="0" meta:object-count="0" meta:page-count="5" meta:paragraph-count="150" meta:word-count="941" meta:character-count="5358" meta:non-whitespace-character-count="4211"/>
  </office:meta>
</office:document-meta>
</file>